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15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16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17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18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26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29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9ce5"/>
    </style:style>
    <style:style style:name="T29" style:family="text">
      <style:text-properties officeooo:rsid="0040e0e0"/>
    </style:style>
    <style:style style:name="T30" style:family="text">
      <style:text-properties officeooo:rsid="0042c4fe"/>
    </style:style>
    <style:style style:name="T31" style:family="text">
      <style:text-properties officeooo:rsid="0043ed49"/>
    </style:style>
    <style:style style:name="T32" style:family="text">
      <style:text-properties officeooo:rsid="00446691"/>
    </style:style>
    <style:style style:name="T33" style:family="text">
      <style:text-properties officeooo:rsid="00453273"/>
    </style:style>
    <style:style style:name="T34" style:family="text">
      <style:text-properties officeooo:rsid="0046362f"/>
    </style:style>
    <style:style style:name="T35" style:family="text">
      <style:text-properties officeooo:rsid="005292e7"/>
    </style:style>
    <style:style style:name="T36" style:family="text">
      <style:text-properties officeooo:rsid="00542f4d"/>
    </style:style>
    <style:style style:name="T37" style:family="text">
      <style:text-properties officeooo:rsid="005721e1"/>
    </style:style>
    <style:style style:name="T38" style:family="text">
      <style:text-properties officeooo:rsid="005c81e5"/>
    </style:style>
    <style:style style:name="T39" style:family="text">
      <style:text-properties officeooo:rsid="005ee3c0"/>
    </style:style>
    <style:style style:name="T40" style:family="text">
      <style:text-properties officeooo:rsid="00653ba6"/>
    </style:style>
    <style:style style:name="T41" style:family="text">
      <style:text-properties officeooo:rsid="00663f92"/>
    </style:style>
    <style:style style:name="T42" style:family="text">
      <style:text-properties officeooo:rsid="00675098"/>
    </style:style>
    <style:style style:name="T43" style:family="text">
      <style:text-properties officeooo:rsid="00686c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. Modelo Fisico</text:p>
      <text:p text:style-name="P2">4.1 Scripts SQL</text:p>
      <text:p text:style-name="P26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24"><text:tab/>cpf VARCHAR(20),</text:p>
      <text:p text:style-name="P24"><text:tab/>nome VARCHAR(100) NOT NULL,</text:p>
      <text:p text:style-name="P24"><text:tab/>telefone VARCHAR(20) NOT NULL,</text:p>
      <text:p text:style-name="P24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6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24"><text:tab/>rua VARCHAR(100) NOT NULL,</text:p>
      <text:p text:style-name="P24"><text:tab/>bairro VARCHAR(100) NOT NULL,</text:p>
      <text:p text:style-name="P24"><text:tab/>cidade VARCHAR(100) NOT NULL,</text:p>
      <text:p text:style-name="P24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</text:p>
      <text:p text:style-name="P2"><text:tab/>);</text:p>
      <text:p text:style-name="P26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24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26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24"><text:tab/>Cod<text:span text:style-name="T17">Pagamento</text:span> SERIAL,</text:p>
      <text:p text:style-name="P24"><text:tab/>Data DATE NOT NULL,</text:p>
      <text:p text:style-name="P24"><text:tab/>Funcionario VARCHAR(20) NOT NULL,</text:p>
      <text:p text:style-name="P24"><text:tab/>Hora TIMESTAMP NOT NULL,</text:p>
      <text:p text:style-name="P24"><text:tab/>CodDespesa INT NOT NULL,</text:p>
      <text:p text:style-name="P24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text:tab/>Despesa(CodDespesa)</text:span></text:span></text:p>
      <text:p text:style-name="P2"><text:soft-page-break/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26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24"><text:tab/>CNPJ VARCHAR(20),</text:p>
      <text:p text:style-name="P24"><text:tab/>Nome VARCHAR(100) NOT NULL,</text:p>
      <text:p text:style-name="P24"><text:tab/>Telefone VARCHAR(20) NOT NULL,</text:p>
      <text:p text:style-name="P24"><text:tab/>Cidade VARCHAR(50) NOT NULL,</text:p>
      <text:p text:style-name="P24"><text:tab/>Rua VARCHAR(100) NOT NULL,</text:p>
      <text:p text:style-name="P24"><text:tab/>Bairro VARCHAR(100) NOT NULL,</text:p>
      <text:p text:style-name="P24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24"><text:tab/>Data DATE NOT NULL,</text:p>
      <text:p text:style-name="P24"><text:tab/>Fornecedor VARCHAR(20) NOT NULL,</text:p>
      <text:p text:style-name="P24"><text:tab/>Hora TIMESTAMP NOT NULL,</text:p>
      <text:p text:style-name="P24"><text:tab/>CodDespesa INT NOT NULL,</text:p>
      <text:p text:style-name="P24"><text:tab/>CONSTRAINT PKCompra PRIMARY KEY <text:s/>PRIMARY KEY(CodCompra),</text:p>
      <text:p text:style-name="P24"><text:tab/>CONSTRAINT FK1Compra FOREIGN KEY(Fornecedor) REFERENCES <text:tab/>Fornecedor(CNPJ),</text:p>
      <text:p text:style-name="P24"><text:tab/>CONSTRAINT FK2Compra FOREIGN KEY(CodDespesa) REFERENCES <text:tab/>Despesa(CodDespesa),</text:p>
      <text:p text:style-name="P24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<text:span text:style-name="T39">2</text:span>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24"><text:tab/>Nome VARCHAR(20) NOT NULL,</text:p>
      <text:p text:style-name="P24"><text:tab/>Preço REAL NOT NULL,</text:p>
      <text:p text:style-name="P24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tab/>CONSTRAINT PKCompraProduto PRIMARY KEY(CodProduto, CodCompra),</text:p>
      <text:p text:style-name="P2"><text:soft-page-break/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24"><text:tab/>Data DATE NOT NULL,</text:p>
      <text:p text:style-name="P24"><text:tab/>Hora TIMESTAMP NOT NULL,</text:p>
      <text:p text:style-name="P24"><text:tab/>Total REAL NOT NULL,</text:p>
      <text:p text:style-name="P24"><text:tab/>Funcionario VARCHAR(20) NOT NULL,</text:p>
      <text:p text:style-name="P24"><text:tab/>Cliente VARCHAR(20) NOT NULL,</text:p>
      <text:p text:style-name="P24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24"><text:tab/>Quantidade INT NOT NULL,</text:p>
      <text:p text:style-name="P24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24"><text:soft-page-break/><text:tab/>CodVenda INT NOT NULL,</text:p>
      <text:p text:style-name="P24"><text:tab/>Valor REAL NOT NULL,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24"><text:tab/>Numero INT,</text:p>
      <text:p text:style-name="P24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24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19">INSERT INTO Funcionario VALUES(‘846.101.944-06’,’Caixa’,’<text:span text:style-name="T28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8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8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8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29">2018-08-05’</text:span>, <text:span text:style-name="T18">1500.50,</text:span> ’Efetivo’, ’Centro’, ’Bonifácio Moura’, ’Cajazeiras’);</text:p>
      <text:p text:style-name="P2"/>
      <text:p text:style-name="P2"><text:soft-page-break/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24"/>
      <text:p text:style-name="P2">Povoando a relação Despesa</text:p>
      <text:p text:style-name="P2">INSERT INTO Despesa VALUES(<text:span text:style-name="T22">1</text:span>, ‘954.00’, <text:span text:style-name="T30">2017-12-15</text:span>’);</text:p>
      <text:p text:style-name="P24">INSERT INTO Despesa VALUES(<text:span text:style-name="T22">2</text:span>, ‘1050.00’, ‘<text:span text:style-name="T30">2017-08-15</text:span>’);</text:p>
      <text:p text:style-name="P24">INSERT INTO Despesa VALUES(<text:span text:style-name="T22">3</text:span>, ‘954.00’, ‘<text:span text:style-name="T30">2018-01-15</text:span>’);</text:p>
      <text:p text:style-name="P24">INSERT INTO Despesa VALUES(<text:span text:style-name="T22">4</text:span>, ‘1200.50’, ‘<text:span text:style-name="T30">2017-09-15</text:span>’);</text:p>
      <text:p text:style-name="P24">INSERT INTO Despesa VALUES(<text:span text:style-name="T22">5</text:span>, ‘1500.50’, ‘<text:span text:style-name="T30">2018-08-15</text:span>’);</text:p>
      <text:p text:style-name="P24">INSERT INTO Despesa VALUES(<text:span text:style-name="T22">6</text:span>, ‘2500.00’, ‘<text:span text:style-name="T30">2017-11-10</text:span>’);</text:p>
      <text:p text:style-name="P24">INSERT INTO Despesa VALUES(<text:span text:style-name="T22">7</text:span>, ‘1300.00’, ‘<text:span text:style-name="T30">2017-12-10</text:span>’);</text:p>
      <text:p text:style-name="P24">INSERT INTO Despesa VALUES(<text:span text:style-name="T22">8</text:span>, ‘600.00’, ‘<text:span text:style-name="T30">2017-11-09</text:span>’);</text:p>
      <text:p text:style-name="P24">INSERT INTO Despesa VALUES(<text:span text:style-name="T22">9</text:span>, ‘100.00’, ‘<text:span text:style-name="T30">2018-01-10</text:span>’);</text:p>
      <text:p text:style-name="P24">INSERT INTO Despesa VALUES(<text:span text:style-name="T22">10</text:span>, ‘700.00’, ‘<text:span text:style-name="T30">2018-03-10</text:span>’);</text:p>
      <text:p text:style-name="P24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24">INSERT INTO <text:span text:style-name="T21">Pagamento</text:span> VALUES(<text:span text:style-name="T20">2,</text:span> ‘358.947.104-21’, ‘12:30:00’, <text:span text:style-name="T22">2</text:span>);</text:p>
      <text:p text:style-name="P24">INSERT INTO <text:span text:style-name="T21">Pagamento</text:span> VALUES(<text:span text:style-name="T20">3</text:span>, ‘690.418.134-62’, ‘09:20:05’, <text:span text:style-name="T22">3</text:span>);</text:p>
      <text:p text:style-name="P24">INSERT INTO <text:span text:style-name="T21">Pagamento</text:span> VALUES<text:span text:style-name="T20">(4</text:span>, ‘146.287.484-38’, ‘17:30:00’, <text:span text:style-name="T22">4</text:span>);</text:p>
      <text:p text:style-name="P24">INSERT INTO <text:span text:style-name="T21">Pagamento </text:span><text:s/>VALUES(<text:span text:style-name="T20">5</text:span>, ‘846.101.944-06’, ‘10:29:00, <text:span text:style-name="T22">5</text:span>);</text:p>
      <text:p text:style-name="P24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24">INSERT INTO Compra VALUES(<text:span text:style-name="T24">2</text:span>, ‘64.615.575/0001-00’, ‘09:45’, <text:span text:style-name="T23">7</text:span>);</text:p>
      <text:p text:style-name="P24">INSERT INTO Compra VALUES(<text:span text:style-name="T24">3</text:span>, ‘96.531.803/0001-41’, ‘11:20’, <text:span text:style-name="T23">8</text:span>);</text:p>
      <text:p text:style-name="P24">INSERT INTO Compra VALUES(<text:span text:style-name="T24">4</text:span>, ‘59.547.777/0001-13’, ‘08:23’, <text:span text:style-name="T23">9</text:span>);</text:p>
      <text:p text:style-name="P24">INSERT INTO Compra VALUES(<text:span text:style-name="T24">5</text:span>, ‘74.263.193/0001-00’, ‘10:34’, <text:span text:style-name="T23">10</text:span>);</text:p>
      <text:p text:style-name="P24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INSERT INTO Produto VALUES(‘1001236’, ‘GG’, ‘Indisponível’, ‘Camisa Estampada com <text:soft-page-break/>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24">INSERT INTO Venda VALUES(‘33’, ‘11:09:00’, ‘146.287.484-38’, ‘154.288.064-51’, ‘12’);</text:p>
      <text:p text:style-name="P24">INSERT INTO Venda VALUES(‘34’, ‘09:34:55’, ‘146.287.484-38’, ‘354.514.294-99’, ‘13’);</text:p>
      <text:p text:style-name="P24">INSERT INTO Venda VALUES(‘35’, ‘08:23:40’, ‘146.287.484-38’, ‘734.042.214-51’, ‘14’);</text:p>
      <text:p text:style-name="P24">INSERT INTO Venda VALUES(‘36’, ‘15:02:22’, ‘146.287.484-38’, ‘695.997.444-54’, ‘15’);</text:p>
      <text:p text:style-name="P24">INSERT INTO Venda VALUES(‘37’, ‘17:20:00’, ‘358.947.104-21’, ‘695.997.444-54’, ‘16’);</text:p>
      <text:p text:style-name="P24">INSERT INTO Venda VALUES(‘38’, ‘08:10:12’, ‘358.947.104-21’, ‘819.174.014-18’, ‘17’);</text:p>
      <text:p text:style-name="P24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24">INSERT INTO Entrada VALUES(‘12’, ‘270.60’, ‘<text:span text:style-name="T31">2018-08-11</text:span>’);</text:p>
      <text:p text:style-name="P24">INSERT INTO Entrada VALUES(‘13’, ‘180.00’, ‘<text:span text:style-name="T31">2018-08-13</text:span>’);</text:p>
      <text:p text:style-name="P24">INSERT INTO Entrada VALUES(‘14’, ‘59.90’, ‘<text:span text:style-name="T31">2018-08-15</text:span>’);</text:p>
      <text:p text:style-name="P24">INSERT INTO Entrada VALUES(‘15’, ‘260.00’, ‘2<text:span text:style-name="T31">018-08-20’</text:span>);</text:p>
      <text:p text:style-name="P24">INSERT INTO Entrada VALUES(‘16’, ‘60.00’, ‘<text:span text:style-name="T32">2018-09-01</text:span>’);</text:p>
      <text:p text:style-name="P24"><text:soft-page-break/>INSERT INTO Entrada VALUES(‘17’, ‘60.80’, ‘<text:span text:style-name="T32">2018-09-02</text:span>’);</text:p>
      <text:p text:style-name="P24"/>
      <text:p text:style-name="P2">Povoando a relação CartaoCredito</text:p>
      <text:p text:style-name="P2">INSERT INTO CartaoCredito VALUES(‘5530330246021173’,’Master Card’);</text:p>
      <text:p text:style-name="P24">INSERT INTO CartaoCredito VALUES(‘4312092068980640’, ‘Visa’);</text:p>
      <text:p text:style-name="P24">INSERT INTO CartaoCredito VALUES(‘6363686632535781’, ‘Elo’);</text:p>
      <text:p text:style-name="P24">INSERT INTO CartaoCredito VALUES(‘5518757232660489’, ‘Master Card’);</text:p>
      <text:p text:style-name="P24">INSERT INTO CartaoCredito VALUES(‘4532399086941049’, ‘Visa’);</text:p>
      <text:p text:style-name="P24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24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WHERE F.CNPJ = C.Fornecedor</text:p>
      <text:p text:style-name="P24"><text:soft-page-break/>GROUP BY F.CNPJ, F.Nome</text:p>
      <text:p text:style-name="P24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24">GROUP BY F.CPFPessoa, <text:span text:style-name="T12">P</text:span>.Nome</text:p>
      <text:p text:style-name="P24"><text:s/></text:p>
      <text:p text:style-name="P25">5. Essa visão auxilia na recuperação de vendas por funcionário.</text:p>
      <text:p text:style-name="P25"/>
      <text:p text:style-name="P25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25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13">END;</text:p>
      <text:p text:style-name="P9"><text:soft-page-break/><text:span text:style-name="T14">$$ LANGUAGE PLPGSQL;</text:span><text:tab/><text:tab/></text:p>
      <text:p text:style-name="P2"/>
      <text:p text:style-name="P2">Consultas</text:p>
      <text:p text:style-name="P2">1. Recuperar valor de cada produto <text:span text:style-name="T43">disponível</text:span>se a loja toda declarar desconto de 20%.</text:p>
      <text:p text:style-name="P2"><text:tab/></text:p>
      <text:p text:style-name="P27">SELECT Nome, PreçoVenda * 0.80 AS PreçoD<text:span text:style-name="T6">e</text:span>sconto</text:p>
      <text:p text:style-name="P2"><text:tab/>FROM Produto</text:p>
      <text:p text:style-name="P2"><text:tab/><text:span text:style-name="T43">ORDER BY Nome</text:span>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 <text:span text:style-name="T42">JOIN </text:span>Venda V <text:span text:style-name="T42">ON C.CPFPessoa = V.Cliente</text:span></text:p>
      <text:p text:style-name="P2"><text:tab/>WHERE <text:s/>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28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24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15">7. <text:span text:style-name="T27">Verificar o lucro de vendas entre 2018-08-11 até 2018-08-20.</text:span></text:p>
      <text:p text:style-name="P15"/>
      <text:p text:style-name="P15"><text:tab/><text:span text:style-name="T27">SELECT SUM(Valor) as Lucro</text:span></text:p>
      <text:p text:style-name="P15"><text:tab/><text:span text:style-name="T27">FROM <text:s/>Entrada</text:span></text:p>
      <text:p text:style-name="P15"><text:tab/><text:span text:style-name="T27">WHERE Data &gt;= ‘2018-08-11’ AND Data &lt;= ‘2018-08-20’</text:span></text:p>
      <text:p text:style-name="P15"/>
      <text:p text:style-name="P16">8. Verificar quantos produtos estão disponíveis na loja.</text:p>
      <text:p text:style-name="P16"><text:tab/></text:p>
      <text:p text:style-name="P16"><text:tab/><text:span text:style-name="T35">SELECT COUNT(*) AS Disponíveis</text:span></text:p>
      <text:p text:style-name="P16"><text:tab/><text:span text:style-name="T35">FROM Produto</text:span></text:p>
      <text:p text:style-name="P16"><text:tab/><text:span text:style-name="T35">GROUP BY Status HAVING Status = ‘Disponível’</text:span></text:p>
      <text:p text:style-name="P16"><text:soft-page-break/></text:p>
      <text:p text:style-name="P16">9.Verificar quais produtos estão disponíveis na loja.</text:p>
      <text:p text:style-name="P16"><text:tab/></text:p>
      <text:p text:style-name="P16"><text:tab/><text:span text:style-name="T36">SELECT CodProduto, Nome</text:span></text:p>
      <text:p text:style-name="P16"><text:tab/><text:span text:style-name="T36">FROM Produto</text:span></text:p>
      <text:p text:style-name="P16"><text:tab/><text:span text:style-name="T36">WHERE Status = ‘Disponível’</text:span></text:p>
      <text:p text:style-name="P16"><text:tab/><text:span text:style-name="T42">ORDER BY Nome</text:span></text:p>
      <text:p text:style-name="P16"/>
      <text:p text:style-name="P16">10. Recuperar nome e endereço de funcionários que moram na cidade de Cajazeiras.</text:p>
      <text:p text:style-name="P23"><text:tab/>SELECT <text:span text:style-name="T42">P.Nome, F.Rua, F.Bairro</text:span></text:p>
      <text:p text:style-name="P23"><text:tab/>FROM <text:span text:style-name="T37">Funcionario F JOIN Pessoa P ON F.CPFPessoa = P.CPF</text:span></text:p>
      <text:p text:style-name="P23"><text:tab/>WHERE<text:span text:style-name="T37"> F.Cidade = ‘Cajazeiras’</text:span></text:p>
      <text:p text:style-name="P23"><text:tab/><text:span text:style-name="T42">ORDER BY P.Nome</text:span></text:p>
      <text:p text:style-name="P16"/>
      <text:p text:style-name="P16"/>
      <text:p text:style-name="P16">11. Recuperar e-mail e nome de todos os clientes que fizeram mais de uma compra.</text:p>
      <text:p text:style-name="P16"/>
      <text:p text:style-name="P22">SELECT C.email, P.Nome</text:p>
      <text:p text:style-name="P22">FROM Cliente C <text:span text:style-name="T41">JOIN </text:span>Pessoa p <text:span text:style-name="T41">ON P.CPF=C.CPFpessoa</text:span></text:p>
      <text:p text:style-name="P22">WHERE <text:span text:style-name="T41">C.CPFpessoa IN</text:span></text:p>
      <text:p text:style-name="P22">(SELECT V.Cliente</text:p>
      <text:p text:style-name="P22">FROM Venda V, Cliente C</text:p>
      <text:p text:style-name="P22">WHERE V.Cliente = C.CPFPessoa</text:p>
      <text:p text:style-name="P22">GROUP BY V.Cliente</text:p>
      <text:p text:style-name="P22">HAVING Count(*)&gt;1)</text:p>
      <text:p text:style-name="P16"/>
      <text:p text:style-name="P20">1<text:span text:style-name="T38">2</text:span>. Recuperar nome e código de produtos que tiveram pelo menos 4 vendas contabilizadas.</text:p>
      <text:p text:style-name="P20"/>
      <text:p text:style-name="P21">SELECT <text:span text:style-name="T34">P.Nome, P.Codigo</text:span></text:p>
      <text:p text:style-name="P21">FROM Produto P </text:p>
      <text:p text:style-name="P21">WHERE <text:span text:style-name="T41">P.Codigo </text:span><text:s/><text:span text:style-name="T41">IN</text:span></text:p>
      <text:p text:style-name="P20"><text:span text:style-name="T33">(</text:span>SELECT <text:span text:style-name="T33">VP.CodProduto</text:span></text:p>
      <text:p text:style-name="P20">FROM VendaProduto VP</text:p>
      <text:p text:style-name="P20">GROUP BY VP.CodProduto</text:p>
      <text:p text:style-name="P20">HAVING <text:span text:style-name="T33">Count(*)&gt;=4 AND VP.CodProduto = P.Codigo)</text:span></text:p>
      <text:p text:style-name="P16"/>
      <text:p text:style-name="P17"/>
      <text:p text:style-name="P2">Gatilhos</text:p>
      <text:p text:style-name="P14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soft-page-break/><text:tab/>EXECUTE PROCEDURE VerificaSalario();</text:p>
      <text:p text:style-name="P11"/>
      <text:p text:style-name="P18"/>
      <text:p text:style-name="P18"/>
      <text:p text:style-name="P17"><text:span text:style-name="T40">2</text:span>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10-06T18:04:37.429098822</dc:date>
    <meta:editing-cycles>209</meta:editing-cycles>
    <meta:editing-duration>PT13H44M57S</meta:editing-duration>
    <meta:document-statistic meta:table-count="0" meta:image-count="0" meta:object-count="0" meta:page-count="12" meta:paragraph-count="413" meta:word-count="2143" meta:character-count="18153" meta:non-whitespace-character-count="16155"/>
    <meta:template xlink:type="simple" xlink:actuate="onRequest" xlink:title="" xlink:href="Normal"/>
  </office:meta>
</office:document-meta>
</file>